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600000300C32362E53F69C13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3" style:family="graphic" style:parent-style-name="standard">
      <style:graphic-properties draw:fill="solid" draw:fill-color="#ffd428" draw:textarea-horizontal-align="justify" draw:textarea-vertical-align="middle" draw:auto-grow-height="false" fo:min-height="0.458cm" fo:min-width="0.208cm"/>
    </style:style>
    <style:style style:name="gr4" style:family="graphic" style:parent-style-name="standard">
      <style:graphic-properties draw:fill="solid" draw:fill-color="#bbe33d" draw:textarea-horizontal-align="justify" draw:textarea-vertical-align="middle" draw:auto-grow-height="false" fo:min-height="0.458cm" fo:min-width="0.208cm"/>
    </style:style>
    <style:style style:name="gr5" style:family="graphic" style:parent-style-name="objectwithoutfill">
      <style:graphic-properties draw:fill="none" draw:textarea-vertical-align="middl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8.884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margin-top="0cm" fo:margin-bottom="0.374cm" fo:text-indent="0cm"/>
    </style:style>
    <style:style style:name="P4" style:family="paragraph">
      <style:text-properties fo:font-size="60pt" style:font-size-asian="24pt" style:font-size-complex="24pt"/>
    </style:style>
    <style:style style:name="P5" style:family="paragraph">
      <style:text-properties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d428"/>
      <style:paragraph-properties fo:text-align="center"/>
    </style:style>
    <style:style style:name="P8" style:family="paragraph">
      <loext:graphic-properties draw:fill="solid" draw:fill-color="#bbe33d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050505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style:text-position="sub 58%" style:font-size-asian="24pt" style:font-size-complex="24pt"/>
    </style:style>
    <style:style style:name="T3" style:family="text">
      <style:text-properties style:text-position="0% 100%" style:font-size-asian="24pt" style:font-size-complex="24pt"/>
    </style:style>
    <style:style style:name="T4" style:family="text">
      <style:text-properties fo:font-size="60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orona Contact Tracing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Mathematische Methoden für Optimiertes Contact Tracing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Einleitung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Gesundheitsbehörden sollen in Kürze Bewegungsdaten von Mobilfunkprovidern bekommen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Team-Vorstellung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Martin (Physiker)</text:p>
              </text:list-item>
              <text:list-item>
                <text:p>Thomas (Data Scientist)</text:p>
              </text:list-item>
              <text:list-item>
                <text:p>Matthias (Physiker)</text:p>
              </text:list-item>
              <text:list-item>
                <text:p>Leonard (Data Scientist)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Problem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 text:style-name="P3">Viele Vorschläge des Corona Trackings beschäftigen sich mit Problemen, wie</text:p>
                <text:list>
                  <text:list-item>
                    <text:p>Technik,</text:p>
                  </text:list-item>
                  <text:list-item>
                    <text:p>User Experience</text:p>
                  </text:list-item>
                  <text:list-item>
                    <text:p>Privatsphäre</text:p>
                  </text:list-item>
                </text:list>
              </text:list-item>
              <text:list-item>
                <text:p text:style-name="P3">Dies sind Nutzer zentrierte Ansätze, die das globale Gesamtbild vernachlässigen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Zielsetzung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Vorhersage des Gesundheitszustandes jedes Menschens </text:p>
              </text:list-item>
              <text:list-item>
                <text:p><text:span text:style-name="T1">Wir suchen anhand dieser Vermutung optimale Maßnahmen </text:span>um R<text:span text:style-name="T2">0</text:span><text:span text:style-name="T3"> unter 1 zu reduzieren</text:span></text:p>
                <text:list>
                  <text:list-item>
                    <text:p>Welche Begegnungen müssen vermieden werden<text:span text:style-name="T3">?</text:span></text:p>
                  </text:list-item>
                  <text:list-item>
                    <text:p><text:span text:style-name="T3">Welche Personen müssen getestet werden?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Lösung</text:p>
          </draw:text-box>
        </draw:frame>
        <draw:frame presentation:style-name="pr4" draw:text-style-name="P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4"><text:span text:style-name="T4">Wir entwickeln mathematische Methoden zur Eindämmung der Pandemie mithilfe von diesen Ortungsdaten</text:span></text:p>
              </text:list-item>
              <text:list-item>
                <text:p text:style-name="P4"><text:span text:style-name="T4"/></text:p>
              </text:list-item>
              <text:list-item>
                <text:p text:style-name="P4"><text:span text:style-name="T4">Wir sehen die Gesellschaft als Graphen</text:span></text:p>
                <text:list>
                  <text:list-item>
                    <text:p text:style-name="P4"><text:span text:style-name="T4">Menschen sind Knoten</text:span></text:p>
                  </text:list-item>
                  <text:list-item>
                    <text:p text:style-name="P4"><text:span text:style-name="T4">Begegnungen sind Kanten</text:span></text:p>
                  </text:list-item>
                  <text:list-item>
                    <text:p text:style-name="P4"><text:span text:style-name="T4"/></text:p>
                  </text:list-item>
                </text:list>
              </text:list-item>
              <text:list-item>
                <text:p text:style-name="P4"><text:span text:style-name="T4">Nur durch Kanten (also Begegnungen)</text:span><text:span text:style-name="T4"><text:line-break/></text:span><text:span text:style-name="T4">verbundene Menschen können infiziert</text:span><text:span text:style-name="T4"><text:line-break/></text:span><text:span text:style-name="T4">sein</text:span></text:p>
              </text:list-item>
              <text:list-item>
                <text:p text:style-name="P4"><text:span text:style-name="T4"/></text:p>
              </text:list-item>
              <text:list-item>
                <text:p text:style-name="P4"><text:span text:style-name="T4">Leider kennen wir den Gesundheitszustand</text:span><text:span text:style-name="T4"><text:line-break/></text:span><text:span text:style-name="T4">nur von wenigen Menschen</text:span></text:p>
                <text:list>
                  <text:list-item>
                    <text:p text:style-name="P5"><text:span text:style-name="T4">Etwa durch Tests</text:span></text:p>
                  </text:list-item>
                </text:list>
              </text:list-item>
            </text:list>
          </draw:text-box>
        </draw:frame>
        <draw:custom-shape draw:style-name="gr2" draw:text-style-name="P6" draw:layer="layout" svg:width="1cm" svg:height="1cm" svg:x="21cm" svg:y="8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7" draw:layer="layout" svg:width="1cm" svg:height="1cm" svg:x="24.2cm" svg:y="9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8" draw:layer="layout" svg:width="1cm" svg:height="1cm" svg:x="20.8cm" svg:y="11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5" draw:text-style-name="P9" draw:layer="layout" svg:x1="21.4cm" svg:y1="11.4cm" svg:x2="21.4cm" svg:y2="9.6cm">
          <text:p/>
        </draw:line>
        <draw:line draw:style-name="gr5" draw:text-style-name="P9" draw:layer="layout" svg:x1="22.2cm" svg:y1="9cm" svg:x2="24cm" svg:y2="9.4cm">
          <text:p/>
        </draw:lin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Umsetzung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Wir verwenden ein stochastisches SIR Modell mit 3 Zuständen</text:p>
                <text:list>
                  <text:list-item>
                    <text:p>Susceptible / Gesund</text:p>
                  </text:list-item>
                  <text:list-item>
                    <text:p>Infected / Infiziert</text:p>
                  </text:list-item>
                  <text:list-item>
                    <text:p>Recovered / Gesunded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laims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Unsere Ziele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C32362E53F69C13D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21T21:32:55.165000000</meta:creation-date>
    <meta:editing-duration>PT19H15M52S</meta:editing-duration>
    <meta:editing-cycles>6</meta:editing-cycles>
    <meta:generator>LibreOffice/6.4.0.3$Windows_X86_64 LibreOffice_project/b0a288ab3d2d4774cb44b62f04d5d28733ac6df8</meta:generator>
    <dc:title>DNA</dc:title>
    <dc:date>2020-03-22T17:09:08.870000000</dc:date>
    <meta:document-statistic meta:object-count="59"/>
  </office:meta>
</office:document-meta>
</file>